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ONLY TRUE GOD (135:1-14, 19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ONLY TRUE GOD (135:1-14, 19-2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o should worship him? (135:1-2, 19-2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y should we worship him? (135:3-1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Why should we worship him? (135:3-14)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Because of who he is (135:3, 5-7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Because of who he is (135:3, 5-7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e is great (135:3, 5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e is sovereign (135: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e is creative (135:7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y should we worship him? (135:3-14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Because of who he is (135:3, 5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Because of what he does (135:4, 8-14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Because of what he does (135:4, 8-14)<text:s text:c="1"/></text:span><text:span text:style-name="a500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chose Israel as his special treasure (135:4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delivered Israel from Egypt (135:8-9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e gave Israel its inheritance (135:10-12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 loves Israel (135:13-14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Why should we worship him? (135:3-14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Because of who he is (135:3, 5-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Because of what he does (135:4, 8-14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ONLY TRUE GOD (135:1-14, 19-21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o should worship him? (135:1-2, 19-2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y should we worship him? (135:3-14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SALM 135<text:s text:c="1"/>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THE ONLY TRUE GOD (135:1-14, 19-21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ANY FALSE GODS (135:15-18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5 </dc:title>
    <meta:initial-creator>David STRICKLAND</meta:initial-creator>
    <dc:creator>David STRICKLAND</dc:creator>
    <meta:creation-date>2020-02-22T19:34:57Z</meta:creation-date>
    <dc:date>2020-02-22T19:34:57Z</dc:date>
    <meta:template xlink:href="BibleStudy" xlink:type="simple"/>
    <meta:editing-cycles>1</meta:editing-cycles>
    <meta:editing-duration>PT0S</meta:editing-duration>
    <meta:document-statistic meta:paragraph-count="28" meta:word-count="255"/>
  </office:meta>
</office:document-meta>
</file>